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P052" svg:font-family="P052"/>
    <style:font-face style:name="apple-system" svg:font-family="apple-system, BlinkMacSystemFont, 'Segoe UI', Helvetica, Arial, sans-serif, 'Apple Color Emoji', 'Segoe UI Emoj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216d69" officeooo:paragraph-rsid="00216d69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P052" fo:font-size="12pt" fo:font-weight="normal" officeooo:rsid="00c68724" officeooo:paragraph-rsid="005c038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P052" fo:font-size="12pt" fo:font-weight="normal" officeooo:rsid="00775e7a" officeooo:paragraph-rsid="00dcae18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P052" fo:font-size="12pt" fo:font-weight="normal" officeooo:rsid="00775e7a" officeooo:paragraph-rsid="00f9d2a0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P052" fo:font-size="12pt" fo:font-weight="normal" officeooo:rsid="00775e7a" officeooo:paragraph-rsid="00fd337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P052" fo:font-size="12pt" fo:font-weight="normal" officeooo:rsid="00775e7a" officeooo:paragraph-rsid="00fdc0fb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P052" fo:font-size="12pt" fo:font-weight="normal" officeooo:rsid="00775e7a" officeooo:paragraph-rsid="01020919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P052" fo:font-size="12pt" fo:font-weight="normal" officeooo:rsid="00775e7a" officeooo:paragraph-rsid="0102b98a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P052" fo:font-size="12pt" fo:font-weight="normal" officeooo:rsid="00fd337d" officeooo:paragraph-rsid="00fd337d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P052" fo:font-size="12pt" fo:font-weight="normal" officeooo:rsid="00fdc0fb" officeooo:paragraph-rsid="0102b98a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P052" fo:font-size="12pt" fo:font-weight="normal" officeooo:rsid="00ff5f42" officeooo:paragraph-rsid="00ff5f4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757d8f" officeooo:paragraph-rsid="00ed877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757d8f" officeooo:paragraph-rsid="00f9d2a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757d8f" officeooo:paragraph-rsid="01077945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775e7a" officeooo:paragraph-rsid="00c1dda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f9d2a0" officeooo:paragraph-rsid="00fdc0f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fd337d" officeooo:paragraph-rsid="00fd337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fd337d" officeooo:paragraph-rsid="00fdc0f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fd337d" officeooo:paragraph-rsid="0102091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fd337d" officeooo:paragraph-rsid="0102b98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1077945" officeooo:paragraph-rsid="010779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style:font-name="P052" fo:font-size="12pt" fo:font-weight="normal" officeooo:rsid="00e4061d" officeooo:paragraph-rsid="00e4061d" style:font-size-asian="10.5pt" style:font-weight-asian="normal" style:font-size-complex="12pt" style:font-weight-complex="normal"/>
    </style:style>
    <style:style style:name="T1" style:family="text">
      <style:text-properties style:font-name="P052"/>
    </style:style>
    <style:style style:name="T2" style:family="text">
      <style:text-properties style:font-name="P052" officeooo:rsid="00d9a74f"/>
    </style:style>
    <style:style style:name="T3" style:family="text">
      <style:text-properties style:font-name="P052" officeooo:rsid="00e9fdc3"/>
    </style:style>
    <style:style style:name="T4" style:family="text">
      <style:text-properties style:font-name="P052" officeooo:rsid="00ed8776"/>
    </style:style>
    <style:style style:name="T5" style:family="text">
      <style:text-properties style:font-name="P052" officeooo:rsid="00f9d2a0"/>
    </style:style>
    <style:style style:name="T6" style:family="text">
      <style:text-properties style:font-name="P052" officeooo:rsid="00fd337d"/>
    </style:style>
    <style:style style:name="T7" style:family="text">
      <style:text-properties style:font-name="P052" officeooo:rsid="00fdc0fb"/>
    </style:style>
    <style:style style:name="T8" style:family="text">
      <style:text-properties style:font-name="P052" officeooo:rsid="00ff5f42"/>
    </style:style>
    <style:style style:name="T9" style:family="text">
      <style:text-properties style:font-name="P052" officeooo:rsid="0105ccdf"/>
    </style:style>
    <style:style style:name="T10" style:family="text">
      <style:text-properties style:font-name="P052" officeooo:rsid="01077945"/>
    </style:style>
    <style:style style:name="T11" style:family="text">
      <style:text-properties style:font-name="P052" officeooo:rsid="0107b02b"/>
    </style:style>
    <style:style style:name="T12" style:family="text">
      <style:text-properties style:font-name="P052" officeooo:rsid="0108eed9"/>
    </style:style>
    <style:style style:name="T13" style:family="text">
      <style:text-properties officeooo:rsid="00fd337d"/>
    </style:style>
    <style:style style:name="T14" style:family="text">
      <style:text-properties officeooo:rsid="00fdc0fb"/>
    </style:style>
    <style:style style:name="T15" style:family="text">
      <style:text-properties officeooo:rsid="00ff44eb"/>
    </style:style>
    <style:style style:name="T16" style:family="text">
      <style:text-properties officeooo:rsid="00ff5f42"/>
    </style:style>
    <style:style style:name="T17" style:family="text">
      <style:text-properties officeooo:rsid="010009a9"/>
    </style:style>
    <style:style style:name="T18" style:family="text">
      <style:text-properties officeooo:rsid="01020919"/>
    </style:style>
    <style:style style:name="T19" style:family="text">
      <style:text-properties officeooo:rsid="0102b98a"/>
    </style:style>
    <style:style style:name="T20" style:family="text">
      <style:text-properties officeooo:rsid="0104397f"/>
    </style:style>
    <style:style style:name="T21" style:family="text">
      <style:text-properties officeooo:rsid="0105c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Note : <text:span text:style-name="T14">le vis affecte toutes les formes d’énergie conventionnelles (</text:span><text:span text:style-name="T6">bouclier actif, décharge récente de plasma, pointeur laser…</text:span><text:span text:style-name="T7">) mais</text:span><text:span text:style-name="T6"> </text:span><text:span text:style-name="T7">aussi les énergies mystiques (</text:span><text:span text:style-name="T6">étranges énergies ur, </text:span><text:span text:style-name="T7">force de vie symbiote…) dans le cas où ce</text:span><text:span text:style-name="T12">s dernières </text:span><text:span text:style-name="T7">sont directement employées sur le psion (celui-ci n’est pas un vampire : il ne peut pas voler de l’anima en touchant quelqu’un)</text:span><text:span text:style-name="T6">.</text:span></text:p>
      <text:p text:style-name="P2"/>
      <text:p text:style-name="P12"><text:span text:style-name="T6">Œil du vis</text:span><text:span text:style-name="T2"> </text:span><text:span text:style-name="T1">(rang </text:span><text:span text:style-name="T4">1</text:span><text:span text:style-name="T1">) : </text:span><text:span text:style-name="T3">Ce pouvoir </text:span><text:span text:style-name="T6">permet de sentir l’énergie aux alentours () et de repérer sa source.</text:span></text:p>
      <text:p text:style-name="P17"><text:span text:style-name="T1">Portée : Sensorielle.</text:span></text:p>
      <text:p text:style-name="P15"><text:span text:style-name="T1">Durée : </text:span><text:span text:style-name="T6">Étendue</text:span><text:span text:style-name="T1">.</text:span></text:p>
      <text:p text:style-name="P3"/>
      <text:p text:style-name="P13"><text:span text:style-name="T6">Flux de vis</text:span><text:span text:style-name="T2"> </text:span><text:span text:style-name="T1">(rang </text:span><text:span text:style-name="T5">2</text:span><text:span text:style-name="T1">) : </text:span><text:span text:style-name="T3">Ce pouvoir </text:span><text:span text:style-name="T7">permet de drainer de l’énergie d’une source. </text:span><text:span text:style-name="T3"><text:s/></text:span><text:span text:style-name="T10">Le coût en anima dépend de la quantité d’énergie :</text:span></text:p>
      <text:p text:style-name="P21"><text:span text:style-name="T1">1 anima : 1 cellule à fusion ;</text:span></text:p>
      <text:p text:style-name="P21"><text:span text:style-name="T1">2 anima : 10 cellule à fusion, de quoi faire fonctionner un petit véhicule ;</text:span></text:p>
      <text:p text:style-name="P21"><text:span text:style-name="T1">3 anima : suffisamment d’énergie pour faire fonctionner un bâtiment ;</text:span></text:p>
      <text:p text:style-name="P21"><text:span text:style-name="T1">4 anima : un bloc urbain, le générateur à fusion d’une agora ;</text:span></text:p>
      <text:p text:style-name="P21"><text:span text:style-name="T1">5 anima : un petit vaisseau spatial ;</text:span></text:p>
      <text:p text:style-name="P21"><text:span text:style-name="T1">6 anima : un vaisseau spatial de taille moyenne ;</text:span></text:p>
      <text:p text:style-name="P21"><text:span text:style-name="T1">7 anima : un gros vaisseau spatial ;</text:span></text:p>
      <text:p text:style-name="P21"><text:span text:style-name="T1">8 anima : une capitale planétaire ;</text:span></text:p>
      <text:p text:style-name="P21"><text:span text:style-name="T1">9 anima : une station spatiale ;</text:span></text:p>
      <text:p text:style-name="P21"><text:span text:style-name="T1">10 anima : une machine de terraformation, un œuf de monde.</text:span></text:p>
      <text:p text:style-name="P13"><text:span text:style-name="T10"/></text:p>
      <text:p text:style-name="P14"><text:span text:style-name="T11">L’énergie peut être drainée s</text:span><text:span text:style-name="T7">oit vers le néant, soit vers un réceptacle (ex : drainer la batterie d’un véhicule vers celle d’une arme laser)</text:span><text:span text:style-name="T3">.</text:span></text:p>
      <text:p text:style-name="P17"><text:span text:style-name="T1">Portée : Sensorielle.</text:span></text:p>
      <text:p text:style-name="P5">Durée : <text:span text:style-name="T14">Instantanée</text:span>.</text:p>
      <text:p text:style-name="P4"/>
      <text:p text:style-name="P9">Bouclier de vis <text:span text:style-name="T14">(rang 3) : </text:span><text:span text:style-name="T15">Ce pouvoir érige un bouclier d’énergie ayant les caractéristiques suivantes :</text:span></text:p>
      <text:p text:style-name="P9">Force : <text:span text:style-name="T15">30</text:span> (échelle UP!System).</text:p>
      <text:p text:style-name="P9">Seuil d’impact : <text:span text:style-name="T15">15 (échelle UP!System)</text:span>.</text:p>
      <text:p text:style-name="P9">Coups : <text:span text:style-name="T15">5</text:span> + 2 par incrément.</text:p>
      <text:p text:style-name="P9"/>
      <text:p text:style-name="P11">Le psion contrôle complètement ce bouclier : il peut donc porter n’importe quelle armure en dessous. <text:span text:style-name="T17">Une fois le pouvoir parvenu à expiration, il peut être maintenu pour une durée égale à la durée d’activation initiale pour un point d’anima.</text:span></text:p>
      <text:p text:style-name="P18"><text:span text:style-name="T1">Portée : S</text:span><text:span text:style-name="T8">oit</text:span><text:span text:style-name="T1">.</text:span></text:p>
      <text:p text:style-name="P6">Durée : <text:span text:style-name="T16">Temporaire</text:span>.</text:p>
      <text:p text:style-name="P9"/>
      <text:p text:style-name="P9"><text:span text:style-name="T21">Vortex de vis</text:span> <text:span text:style-name="T18">(rang 4)</text:span> : <text:span text:style-name="T19">Le psion peut </text:span><text:span text:style-name="T21">générer de l’énergie ex nihilo. Le coût en anima est le même que pour le pouvoir flux de vis</text:span><text:span text:style-name="T19">. </text:span><text:span text:style-name="T21">Cette énergie peut être transférée dans un réceptacle de même.</text:span></text:p>
      <text:p text:style-name="P19"><text:span text:style-name="T1">Portée : </text:span><text:span text:style-name="T9">Toucher</text:span><text:span text:style-name="T1">.</text:span></text:p>
      <text:p text:style-name="P7">Durée : <text:span text:style-name="T14">Instantanée</text:span>.</text:p>
      <text:p text:style-name="P9"/>
      <text:p text:style-name="P10">Tempête de vis <text:span text:style-name="T18">(rang </text:span><text:span text:style-name="T19">5</text:span><text:span text:style-name="T18">)</text:span><text:span text:style-name="T13"> : </text:span><text:span text:style-name="T19">Le psion peut créer une décharge d’énergie dans une zone d’un diamètre de 2m </text:span><text:span text:style-name="T20">+ 2 par incrément</text:span><text:span text:style-name="T19">. Tout ce qui se trouve dans la zone subit des dégâts valant 5 fois le rang de volonté du lanceur.</text:span></text:p>
      <text:p text:style-name="P20"><text:span text:style-name="T1">Portée : Sensorielle.</text:span></text:p>
      <text:p text:style-name="P8"><text:soft-page-break/>Durée : <text:span text:style-name="T14">Instantanée</text:span>.</text:p>
      <text:p text:style-name="P4"/>
      <text:p text:style-name="P13"><text:span text:style-name="T5"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P052" svg:font-family="P052"/>
    <style:font-face style:name="apple-system" svg:font-family="apple-system, BlinkMacSystemFont, 'Segoe UI', Helvetica, Arial, sans-serif, 'Apple Color Emoji', 'Segoe UI Emoj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052" fo:font-family="P052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P052" fo:font-family="P052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052" fo:font-family="P052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052" fo:font-family="P052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6:12:01.657691163</meta:creation-date>
    <meta:generator>LibreOffice/7.0.5.2$Linux_X86_64 LibreOffice_project/00$Build-2</meta:generator>
    <dc:date>2021-05-16T17:03:53.794129179</dc:date>
    <meta:editing-duration>P1DT4H26M33S</meta:editing-duration>
    <meta:editing-cycles>160</meta:editing-cycles>
    <meta:document-statistic meta:table-count="0" meta:image-count="0" meta:object-count="0" meta:page-count="3" meta:paragraph-count="31" meta:word-count="412" meta:character-count="2269" meta:non-whitespace-character-count="1887"/>
  </office:meta>
</office:document-meta>
</file>